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>
      <style:text-properties officeooo:paragraph-rsid="00025c73"/>
    </style:style>
    <style:style style:name="P12" style:family="paragraph" style:parent-style-name="Text_20_body" style:list-style-name="L6">
      <style:text-properties officeooo:rsid="00025c73" officeooo:paragraph-rsid="00025c73"/>
    </style:style>
    <style:style style:name="P13" style:family="paragraph" style:parent-style-name="Text_20_body" style:list-style-name="L8">
      <style:text-properties officeooo:rsid="00025c73" officeooo:paragraph-rsid="00025c73"/>
    </style:style>
    <style:style style:name="P14" style:family="paragraph" style:parent-style-name="Text_20_body">
      <style:text-properties officeooo:rsid="00025c73" officeooo:paragraph-rsid="00025c73"/>
    </style:style>
    <style:style style:name="T1" style:family="text">
      <style:text-properties officeooo:rsid="00025c7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Book Antiqua" fo:font-size="20pt" style:font-size-asian="20pt"/>
    </style:style>
    <style:style style:name="T4" style:family="text">
      <style:text-properties style:font-name="Book Antiqua" fo:font-size="20pt" fo:font-weight="bold" style:font-size-asian="20pt" style:font-weight-asian="bold" style:font-weight-complex="bold"/>
    </style:style>
    <style:style style:name="T5" style:family="text">
      <style:text-properties style:font-name="Book Antiqua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Book Antiqua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c9211e" loext:opacity="100%" style:font-name="Book Antiqua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c9211e" loext:opacity="100%" style:font-name="Book Antiqua" fo:font-size="12pt" fo:font-weight="bold" officeooo:rsid="00025c73" style:font-size-asian="12pt" style:font-weight-asian="bold" style:font-size-complex="12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Roteiro de Trabalho Prático – Banco de Dados e Aplicação Conectada</text:span></text:h>
      <text:h text:style-name="Heading_20_3" text:outline-level="3"><text:span text:style-name="Strong_20_Emphasis">Objetivo Geral</text:span></text:h>
      <text:p text:style-name="Text_20_body">Desenvolver um <text:span text:style-name="Strong_20_Emphasis">sistema completo</text:span> composto por:</text:p>
      <text:list text:style-name="L1">
        <text:list-item>
          <text:p text:style-name="P3">um <text:span text:style-name="Strong_20_Emphasis">modelo de dados relacional</text:span>, criado pelo grupo,</text:p>
        </text:list-item>
        <text:list-item>
          <text:p text:style-name="P3">um <text:span text:style-name="Strong_20_Emphasis">banco de dados implementado em SQL</text:span>, e</text:p>
        </text:list-item>
        <text:list-item>
          <text:p text:style-name="P3">uma <text:span text:style-name="Strong_20_Emphasis">aplicação conectada</text:span> (desktop, web ou mobile) que permita <text:span text:style-name="Strong_20_Emphasis">consultas e manipulação de dados complex</text:span><text:span text:style-name="Strong_20_Emphasis"><text:span text:style-name="T1">o</text:span></text:span><text:span text:style-name="Strong_20_Emphasis">s</text:span> diretamente a partir da interface da aplicação.</text:p>
        </text:list-item>
      </text:list>
      <text:p text:style-name="Horizontal_20_Line"/>
      <text:h text:style-name="Heading_20_3" text:outline-level="3"><text:span text:style-name="Strong_20_Emphasis">1. Etapas do Trabalho</text:span></text:h>
      <text:h text:style-name="Heading_20_4" text:outline-level="4"><text:span text:style-name="Strong_20_Emphasis">Etapa 1 – Definição do Domínio (Tema Livre)</text:span></text:h>
      <text:p text:style-name="Text_20_body">Cada grupo deve escolher um <text:span text:style-name="Strong_20_Emphasis">domínio de aplicação</text:span> real ou fictício, por exemplo:</text:p>
      <text:list text:style-name="L2">
        <text:list-item>
          <text:p text:style-name="P4">Sistema de biblioteca</text:p>
        </text:list-item>
        <text:list-item>
          <text:p text:style-name="P4">Gestão de pedidos de um restaurante</text:p>
        </text:list-item>
        <text:list-item>
          <text:p text:style-name="P4">Clínica médica</text:p>
        </text:list-item>
        <text:list-item>
          <text:p text:style-name="P4">Controle de eventos e inscrições</text:p>
        </text:list-item>
        <text:list-item>
          <text:p text:style-name="P4">Plataforma de cursos on-line</text:p>
        </text:list-item>
        <text:list-item>
          <text:p text:style-name="P4">Sistema de streaming de música</text:p>
        </text:list-item>
        <text:list-item>
          <text:p text:style-name="P4">Gestão de estoque e vendas</text:p>
        </text:list-item>
      </text:list>
      <text:p text:style-name="P11"><text:span text:style-name="Strong_20_Emphasis">Entrega esperada:</text:span><text:line-break/>Descrição breve (até 1 página) do contexto do sistema e principais entidades envolvidas.</text:p>
      <text:p text:style-name="Horizontal_20_Line"/>
      <text:h text:style-name="Heading_20_4" text:outline-level="4"><text:span text:style-name="Strong_20_Emphasis">Etapa 2 – Modelagem Conceitual e Lógica</text:span></text:h>
      <text:list text:style-name="L3">
        <text:list-item>
          <text:p text:style-name="P5">Crie um <text:span text:style-name="Strong_20_Emphasis">Modelo Entidade-Relacionamento (MER)</text:span> do domínio escolhido.</text:p>
        </text:list-item>
        <text:list-item>
          <text:p text:style-name="P5">Converta o MER em um <text:span text:style-name="Strong_20_Emphasis">Modelo Relacional</text:span>, normalizado até a 3ª Forma Normal.</text:p>
        </text:list-item>
        <text:list-item>
          <text:p text:style-name="P5">Identifique chaves primárias, estrangeiras e restrições de integridade.</text:p>
        </text:list-item>
      </text:list>
      <text:p text:style-name="Text_20_body"><text:span text:style-name="Strong_20_Emphasis">Ferramentas sugeridas:</text:span><text:line-break/>draw.io, Lucidchart, MySQL Workbench, DBDesigner, ou similar.</text:p>
      <text:p text:style-name="Text_20_body"><text:span text:style-name="Strong_20_Emphasis">Entrega esperada:</text:span><text:line-break/>Diagrama ER + Esquema relacional (tabelas e relacionamentos).</text:p>
      <text:p text:style-name="Horizontal_20_Line"/>
      <text:h text:style-name="Heading_20_4" text:outline-level="4"><text:soft-page-break/><text:span text:style-name="Strong_20_Emphasis">Etapa 3 – Implementação do Banco de Dados</text:span></text:h>
      <text:list text:style-name="L4">
        <text:list-item>
          <text:p text:style-name="P6">Utilize um <text:span text:style-name="Strong_20_Emphasis">SGBD relacional</text:span> (MySQL, PostgreSQL, SQL Server ou SQLite).</text:p>
        </text:list-item>
        <text:list-item>
          <text:p text:style-name="P6">Crie o banco de dados e suas tabelas via <text:span text:style-name="Strong_20_Emphasis">script SQL DDL</text:span>.</text:p>
        </text:list-item>
        <text:list-item>
          <text:p text:style-name="P6">Insira dados de teste suficientes (mínimo: 10 registros por tabela).</text:p>
        </text:list-item>
      </text:list>
      <text:p text:style-name="Text_20_body"><text:span text:style-name="Strong_20_Emphasis">Entrega esperada:</text:span><text:line-break/>Script SQL completo (<text:span text:style-name="Source_20_Text">create</text:span> + <text:span text:style-name="Source_20_Text">insert</text:span>) do banco.</text:p>
      <text:p text:style-name="Horizontal_20_Line"/>
      <text:h text:style-name="Heading_20_4" text:outline-level="4"><text:span text:style-name="Strong_20_Emphasis">Etapa 4 – Desenvolvimento da Aplicação Conectada</text:span></text:h>
      <text:list text:style-name="L5">
        <text:list-item>
          <text:p text:style-name="P7">Desenvolva uma aplicação (em <text:span text:style-name="Strong_20_Emphasis">Java, Python, PHP, Node.js, C#, etc.</text:span>) que se conecte ao banco de dados.</text:p>
        </text:list-item>
        <text:list-item>
          <text:p text:style-name="P7">A aplicação deve conter pelo menos:</text:p>
          <text:list>
            <text:list-item>
              <text:p text:style-name="P7">Tela de <text:span text:style-name="Strong_20_Emphasis">login ou acesso inicial</text:span></text:p>
            </text:list-item>
            <text:list-item>
              <text:p text:style-name="P7">Tela de <text:span text:style-name="Strong_20_Emphasis">cadastro ou atualização de dados</text:span></text:p>
            </text:list-item>
            <text:list-item>
              <text:p text:style-name="P7">Tela de <text:span text:style-name="Strong_20_Emphasis">consultas personalizadas</text:span> (complexas, combinando múltiplas tabelas)</text:p>
            </text:list-item>
          </text:list>
        </text:list-item>
        <text:list-item>
          <text:p text:style-name="P7">As consultas devem ser ativadas <text:span text:style-name="Strong_20_Emphasis">a partir da interface</text:span> (por botões, menus, campos de busca, etc.).</text:p>
        </text:list-item>
      </text:list>
      <text:p text:style-name="Text_20_body"><text:span text:style-name="Strong_20_Emphasis">Entrega esperada:</text:span><text:line-break/>Código-fonte da aplicação + instruções de execução.</text:p>
      <text:p text:style-name="Horizontal_20_Line"/>
      <text:h text:style-name="Heading_20_4" text:outline-level="4"><text:span text:style-name="Strong_20_Emphasis">Etapa 5 – Consultas SQL Complexas</text:span></text:h>
      <text:p text:style-name="Text_20_body">Implemente <text:span text:style-name="Strong_20_Emphasis">no mínimo 5 consultas SQL complexas</text:span>, que devem ser chamadas pela aplicação, <text:span text:style-name="T1">de cada um dos tipos abaixo</text:span>:</text:p>
      <text:list text:style-name="L6">
        <text:list-item>
          <text:p text:style-name="P8"><text:span text:style-name="Strong_20_Emphasis">Junções múltiplas (JOINs)</text:span> entre 3 ou mais tabelas;</text:p>
        </text:list-item>
        <text:list-item>
          <text:p text:style-name="P8"><text:span text:style-name="Strong_20_Emphasis">Consultas com subconsultas (subqueries)</text:span>;</text:p>
        </text:list-item>
        <text:list-item>
          <text:p text:style-name="P8"><text:span text:style-name="Strong_20_Emphasis">Consultas agregadas</text:span> (com <text:span text:style-name="Source_20_Text">GROUP BY</text:span>, <text:span text:style-name="Source_20_Text">HAVING</text:span>, <text:span text:style-name="Source_20_Text">AVG</text:span>, <text:span text:style-name="Source_20_Text">COUNT</text:span>, etc.);</text:p>
        </text:list-item>
        <text:list-item>
          <text:p text:style-name="P12"><text:span text:style-name="T2">Consultas com operações de comparação de strings e multiconjunto</text:span> (some, any);</text:p>
        </text:list-item>
        <text:list-item>
          <text:p text:style-name="P8"><text:span text:style-name="Strong_20_Emphasis">Consultas com ordenação e limitação de resultados</text:span> (<text:span text:style-name="Source_20_Text">ORDER BY</text:span>, <text:span text:style-name="Source_20_Text">LIMIT</text:span>).</text:p>
        </text:list-item>
      </text:list>
      <text:p text:style-name="Text_20_body"><text:span text:style-name="Strong_20_Emphasis">Exemplo (ilustrativo):</text:span></text:p>
      <text:p text:style-name="P1"><text:span text:style-name="Source_20_Text">SELECT u.nome, COUNT(p.id_pedido) AS total_pedidos</text:span></text:p>
      <text:p text:style-name="P1"><text:span text:style-name="Source_20_Text">FROM usuarios u</text:span></text:p>
      <text:p text:style-name="P1"><text:span text:style-name="Source_20_Text">JOIN pedidos p ON u.id_usuario = p.id_usuario</text:span></text:p>
      <text:p text:style-name="P1"><text:span text:style-name="Source_20_Text">WHERE p.data_pedido &gt;= '2025-01-01'</text:span></text:p>
      <text:p text:style-name="P1"><text:span text:style-name="Source_20_Text">GROUP BY u.nome</text:span></text:p>
      <text:p text:style-name="P1"><text:span text:style-name="Source_20_Text">HAVING COUNT(p.id_pedido) &gt; 3</text:span></text:p>
      <text:p text:style-name="P2"><text:span text:style-name="Source_20_Text">ORDER BY total_pedidos DESC;</text:span></text:p>
      <text:p text:style-name="Horizontal_20_Line"/>
      <text:h text:style-name="Heading_20_4" text:outline-level="4"><text:soft-page-break/><text:span text:style-name="Strong_20_Emphasis">Etapa 6 – Entrega e Demonstração</text:span></text:h>
      <text:p text:style-name="Text_20_body">Cada grupo deve apresentar:</text:p>
      <text:list text:style-name="L7">
        <text:list-item>
          <text:p text:style-name="P9">O <text:span text:style-name="Strong_20_Emphasis">modelo conceitual e lógico</text:span>,</text:p>
        </text:list-item>
        <text:list-item>
          <text:p text:style-name="P9">O <text:span text:style-name="Strong_20_Emphasis">banco de dados funcional</text:span>,</text:p>
        </text:list-item>
        <text:list-item>
          <text:p text:style-name="P9">A <text:span text:style-name="Strong_20_Emphasis">aplicação rodando</text:span> com as consultas acionadas via interface.</text:p>
        </text:list-item>
      </text:list>
      <text:p text:style-name="Text_20_body"><text:span text:style-name="Strong_20_Emphasis">Forma de entrega:</text:span></text:p>
      <text:list text:style-name="L8">
        <text:list-item>
          <text:p text:style-name="P10">Repositório (GitHub, GitLab, etc.) com todo o código e scripts SQL.</text:p>
        </text:list-item>
        <text:list-item>
          <text:p text:style-name="P13">Apresentação para o professor de todo o funcionamento e código das consultas</text:p>
        </text:list-item>
      </text:list>
      <text:p text:style-name="P14"/>
      <text:p text:style-name="P11"><text:span text:style-name="T1">Observação: </text:span><text:span text:style-name="T8">Na avaliação serão analisadas a complexidade do banco e se as operações criadas e mostradas são de fato relevantes para o domínio em questã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2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2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2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stilo_20_padrão_20_de_20_desenho" style:display-name="Estilo padrão de desenho" style:family="paragraph">
      <style:paragraph-properties fo:margin-top="0.018cm" fo:margin-bottom="0.018cm" style:contextual-spacing="false" fo:line-height="100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>
      <style:paragraph-properties fo:margin-top="0.018cm" fo:margin-bottom="0.018cm" style:contextual-spacing="false" fo:line-height="100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>
      <style:paragraph-properties fo:margin-top="0.018cm" fo:margin-bottom="0.018cm" style:contextual-spacing="false" fo:line-height="100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Formas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Padrão_7e_LT_7e_Gliederung_20_1" style:display-name="Padrão~LT~Gliederung 1" style:family="paragraph">
      <style:paragraph-properties fo:margin-left="0.953cm" fo:margin-right="0cm" fo:margin-top="0.265cm" fo:margin-bottom="0.018cm" style:contextual-spacing="false" fo:line-height="100%" fo:text-align="start" style:justify-single-word="false" fo:text-indent="-0.953cm" style:auto-text-indent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8pt" fo:font-style="normal" fo:text-shadow="none" style:text-underline-style="none" fo:font-weight="normal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>
      <style:paragraph-properties fo:margin-left="2.064cm" fo:margin-right="0cm" fo:margin-top="0.229cm" fo:margin-bottom="0.018cm" style:contextual-spacing="false" fo:line-height="100%" fo:text-align="start" style:justify-single-word="false" fo:text-indent="-0.794cm" style:auto-text-indent="false" style:writing-mode="lr-tb">
        <style:tab-stops>
          <style:tab-stop style:position="0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left="3.175cm" fo:margin-right="0cm" fo:margin-top="0.194cm" fo:margin-bottom="0.018cm" style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left="4.445cm" fo:margin-right="0cm" fo:margin-top="0.176cm" fo:margin-bottom="0.018cm" style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  <style:tab-stop style:position="28.70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left="5.715cm" fo:margin-right="0cm" fo:margin-top="0.176cm" fo:margin-bottom="0.018cm" style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  <style:tab-stop style:position="28.704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Titel" style:display-name="Padrão~LT~Titel" style:family="paragraph">
      <style:paragraph-properties fo:margin-top="0.018cm" fo:margin-bottom="0.018cm" style:contextual-spacing="false" fo:line-height="100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0000" loext:opacity="100%" style:text-outline="false" style:text-line-through-style="none" style:text-line-through-type="none" style:font-name="Microsoft YaHei" fo:font-family="'Microsoft YaHei'" style:font-family-generic="roman" style:font-pitch="variable" fo:font-size="36pt" fo:font-style="normal" fo:text-shadow="none" style:text-underline-style="none" fo:font-weight="normal" style:font-name-asian="Tahoma" style:font-family-asian="Tahoma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>
      <style:paragraph-properties fo:margin-left="0.953cm" fo:margin-right="0cm" fo:margin-top="0.265cm" fo:margin-bottom="0.018cm" style:contextual-spacing="false" fo:line-height="100%" fo:text-align="center" style:justify-single-word="false" fo:text-indent="-0.953cm" style:auto-text-indent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8pt" fo:font-style="normal" fo:text-shadow="none" style:text-underline-style="none" fo:font-weight="normal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>
      <style:paragraph-properties fo:margin-top="0.018cm" fo:margin-bottom="0.018cm" style:contextual-spacing="false" fo:line-height="100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bjetos_20_do_20_plano_20_de_20_fundo" style:display-name="Objetos do plano de fundo" style:family="paragraph">
      <style:paragraph-properties fo:margin-top="0.018cm" fo:margin-bottom="0.018cm" style:contextual-spacing="false" fo:line-height="100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ópicos_20_1" style:display-name="Tópicos 1" style:family="paragraph">
      <style:paragraph-properties fo:margin-left="0.953cm" fo:margin-right="0cm" fo:margin-top="0.265cm" fo:margin-bottom="0.018cm" style:contextual-spacing="false" fo:line-height="100%" fo:text-align="start" style:justify-single-word="false" fo:text-indent="-0.953cm" style:auto-text-indent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8pt" fo:font-style="normal" fo:text-shadow="none" style:text-underline-style="none" fo:font-weight="normal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ópicos_20_2" style:display-name="Tópicos 2" style:family="paragraph" style:parent-style-name="Tópicos_20_1">
      <style:paragraph-properties fo:margin-left="2.064cm" fo:margin-right="0cm" fo:margin-top="0.229cm" fo:margin-bottom="0.018cm" style:contextual-spacing="false" fo:line-height="100%" fo:text-align="start" style:justify-single-word="false" fo:text-indent="-0.794cm" style:auto-text-indent="false" style:writing-mode="lr-tb">
        <style:tab-stops>
          <style:tab-stop style:position="0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ópicos_20_3" style:display-name="Tópicos 3" style:family="paragraph" style:parent-style-name="Tópicos_20_2">
      <style:paragraph-properties fo:margin-left="3.175cm" fo:margin-right="0cm" fo:margin-top="0.194cm" fo:margin-bottom="0.018cm" style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ópicos_20_4" style:display-name="Tópicos 4" style:family="paragraph" style:parent-style-name="Tópicos_20_3">
      <style:paragraph-properties fo:margin-left="4.445cm" fo:margin-right="0cm" fo:margin-top="0.176cm" fo:margin-bottom="0.018cm" style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  <style:tab-stop style:position="28.70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ópicos_20_5" style:display-name="Tópicos 5" style:family="paragraph" style:parent-style-name="Tópicos_20_4">
      <style:paragraph-properties fo:margin-left="5.715cm" fo:margin-right="0cm" fo:margin-top="0.176cm" fo:margin-bottom="0.018cm" style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  <style:tab-stop style:position="28.704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ópicos_20_6" style:display-name="Tópicos 6" style:family="paragraph" style:parent-style-name="Tópicos_20_5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ópicos_20_7" style:display-name="Tópicos 7" style:family="paragraph" style:parent-style-name="Tópicos_20_6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ópicos_20_8" style:display-name="Tópicos 8" style:family="paragraph" style:parent-style-name="Tópicos_20_7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ópicos_20_9" style:display-name="Tópicos 9" style:family="paragraph" style:parent-style-name="Tópicos_20_8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1T10:02:40.841000000</meta:creation-date>
    <dc:date>2025-11-11T10:12:56.274000000</dc:date>
    <meta:editing-duration>PT10M15S</meta:editing-duration>
    <meta:editing-cycles>1</meta:editing-cycles>
    <meta:document-statistic meta:table-count="0" meta:image-count="0" meta:object-count="0" meta:page-count="3" meta:paragraph-count="60" meta:word-count="512" meta:character-count="3215" meta:non-whitespace-character-count="2788"/>
    <meta:generator>LibreOffice/7.5.4.2$Windows_X86_64 LibreOffice_project/36ccfdc35048b057fd9854c757a8b67ec53977b6</meta:generator>
  </office:meta>
</office:document-meta>
</file>